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DejaVu Sans1" svg:font-family="'DejaVu Sans'" style:font-family-generic="swiss"/>
    <style:font-face style:name="Jomolhari" svg:font-family="Jomolhari" style:font-pitch="variable"/>
    <style:font-face style:name="Liberation Serif" svg:font-family="'Liberation Serif'" style:font-family-generic="roman" style:font-pitch="variable"/>
    <style:font-face style:name="Arimo" svg:font-family="Arimo" style:font-adornments="Bold" style:font-family-generic="swiss" style:font-pitch="variable"/>
    <style:font-face style:name="Liberation Sans" svg:font-family="'Liberation Sans'" style:font-family-generic="swiss" style:font-pitch="variable"/>
    <style:font-face style:name="Open Sans Extrabold" svg:font-family="'Open Sans Extrabold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style:font-name="Arimo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/text:p>
      <text:p text:style-name="P1"><text:tab/>1&gt;&gt;</text:p>
      <text:p text:style-name="P1">java configuration in linux</text:p>
      <text:p text:style-name="P1">cd /etc/alternatives</text:p>
      <text:p text:style-name="P1">rm -rf java javac keytool</text:p>
      <text:p text:style-name="P1">ls -l java</text:p>
      <text:p text:style-name="P1">ls -l javac</text:p>
      <text:p text:style-name="P1">ls -l keytool</text:p>
      <text:p text:style-name="P1">tar -xzvf filename.tar.gz</text:p>
      <text:p text:style-name="P1">mkdir /usr/java</text:p>
      <text:p text:style-name="P1">copy untared jdk file to /usr/java</text:p>
      <text:p text:style-name="P1">cd /etc/alternatives</text:p>
      <text:p text:style-name="P1">ln -s /usr/java/jdk1.8/bin/java .</text:p>
      <text:p text:style-name="P1">ln -s /usr/java/jdk1.8/bin/javac .</text:p>
      <text:p text:style-name="P1">ln -s /usr/java/jdk1.8/bin/keytool .</text:p>
      <text:p text:style-name="P1">java -version</text:p>
      <text:p text:style-name="P1"></text:p>
      <text:p text:style-name="P1">2&gt;&gt;</text:p>
      <text:p text:style-name="P1">new ipos dependencies</text:p>
      <text:p text:style-name="P1">just run installscript.sh</text:p>
      <text:p text:style-name="P1"></text:p>
      <text:p text:style-name="P1">3&gt;&gt;</text:p>
      <text:p text:style-name="P1">redis init scripts configuraion</text:p>
      <text:p text:style-name="P1">https://redis.io/topics/quickstart</text:p>
      <text:p text:style-name="P1">mkdir /var/redis</text:p>
      <text:p text:style-name="P1">mkdir /etc/redis</text:p>
      <text:p text:style-name="P1">mkdir /var/redis/6379</text:p>
      <text:p text:style-name="P1">cd redis-4.0.9-setup-file</text:p>
      <text:p text:style-name="P1">cd utils/</text:p>
      <text:p text:style-name="P1">cp redis_init_script /etc/init.d/redis_6379</text:p>
      <text:p text:style-name="P1">cd /etc/init.d/</text:p>
      <text:p text:style-name="P1">vim redis_6379</text:p>
      <text:p text:style-name="P1">cp redis.conf /etc/redis/6379.conf</text:p>
      <text:p text:style-name="P1">go to the link https://redis.io/topics/quickstart <text:s/>(change variables </text:p>
      <text:p text:style-name="P1">daemonize,logfile,dir)</text:p>
      <text:p text:style-name="P1"></text:p>
      <text:p text:style-name="P1">cd /etc/redis/</text:p>
      <text:p text:style-name="P1">vim 6379.conf</text:p>
      <text:p text:style-name="P1">vim /etc/init.d/redis_6379</text:p>
      <text:p text:style-name="P1"># chkconfig: - 99 10 (add after 1st line)</text:p>
      <text:p text:style-name="P1">chkconfig --add /etc/init.d/redis_6379</text:p>
      <text:p text:style-name="P1">/etc/init.d/redis_6379 start</text:p>
      <text:p text:style-name="P1">redis-cli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DejaVu Sans1" svg:font-family="'DejaVu Sans'" style:font-family-generic="swiss"/>
    <style:font-face style:name="Jomolhari" svg:font-family="Jomolhari" style:font-pitch="variable"/>
    <style:font-face style:name="Liberation Serif" svg:font-family="'Liberation Serif'" style:font-family-generic="roman" style:font-pitch="variable"/>
    <style:font-face style:name="Arimo" svg:font-family="Arimo" style:font-adornments="Bold" style:font-family-generic="swiss" style:font-pitch="variable"/>
    <style:font-face style:name="Liberation Sans" svg:font-family="'Liberation Sans'" style:font-family-generic="swiss" style:font-pitch="variable"/>
    <style:font-face style:name="Open Sans Extrabold" svg:font-family="'Open Sans Extrabold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 Sharp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DejaVu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ejaVu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khil francis</meta:initial-creator>
    <meta:creation-date>2019-02-20T09:54:15</meta:creation-date>
    <meta:document-statistic meta:table-count="0" meta:image-count="0" meta:object-count="0" meta:page-count="1" meta:paragraph-count="43" meta:word-count="111" meta:character-count="933"/>
    <dc:date>2019-02-20T09:56:39</dc:date>
    <dc:creator>akhil francis</dc:creator>
    <meta:editing-duration>PT2M25S</meta:editing-duration>
    <meta:editing-cycles>1</meta:editing-cycles>
    <meta:generator>OpenOffice/4.1.2$Unix OpenOffice.org_project/412m3$Build-9782</meta:generator>
  </office:meta>
</office:document-meta>
</file>